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1449" calcext:value-type="float">
            <text:p>3814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7054" calcext:value-type="float">
            <text:p>497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926" calcext:value-type="float">
            <text:p>183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788" calcext:value-type="float">
            <text:p>133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581" calcext:value-type="float">
            <text:p>199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881" calcext:value-type="float">
            <text:p>174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674" calcext:value-type="float">
            <text:p>364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3528" calcext:value-type="float">
            <text:p>403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7699" calcext:value-type="float">
            <text:p>497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779" calcext:value-type="float">
            <text:p>323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343" calcext:value-type="float">
            <text:p>341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2630" calcext:value-type="float">
            <text:p>492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6175" calcext:value-type="float">
            <text:p>376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61" calcext:value-type="float">
            <text:p>200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651" calcext:value-type="float">
            <text:p>247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514" calcext:value-type="float">
            <text:p>187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201" calcext:value-type="float">
            <text:p>237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286" calcext:value-type="float">
            <text:p>26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646" calcext:value-type="float">
            <text:p>198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895" calcext:value-type="float">
            <text:p>467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428" calcext:value-type="float">
            <text:p>158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913" calcext:value-type="float">
            <text:p>244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327" calcext:value-type="float">
            <text:p>132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885" calcext:value-type="float">
            <text:p>120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834" calcext:value-type="float">
            <text:p>255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902" calcext:value-type="float">
            <text:p>487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4529" calcext:value-type="float">
            <text:p>394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940" calcext:value-type="float">
            <text:p>4229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278" calcext:value-type="float">
            <text:p>496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490" calcext:value-type="float">
            <text:p>160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723" calcext:value-type="float">
            <text:p>135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846" calcext:value-type="float">
            <text:p>433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120" calcext:value-type="float">
            <text:p>121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408" calcext:value-type="float">
            <text:p>251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300" calcext:value-type="float">
            <text:p>354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073" calcext:value-type="float">
            <text:p>203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0912" calcext:value-type="float">
            <text:p>340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148" calcext:value-type="float">
            <text:p>427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345" calcext:value-type="float">
            <text:p>380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517" calcext:value-type="float">
            <text:p>479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146" calcext:value-type="float">
            <text:p>272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660" calcext:value-type="float">
            <text:p>426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257" calcext:value-type="float">
            <text:p>220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862" calcext:value-type="float">
            <text:p>133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501" calcext:value-type="float">
            <text:p>264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772" calcext:value-type="float">
            <text:p>251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325" calcext:value-type="float">
            <text:p>284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164" calcext:value-type="float">
            <text:p>444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079" calcext:value-type="float">
            <text:p>146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4273" calcext:value-type="float">
            <text:p>314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7691" calcext:value-type="float">
            <text:p>367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805" calcext:value-type="float">
            <text:p>436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505" calcext:value-type="float">
            <text:p>467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461" calcext:value-type="float">
            <text:p>174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765" calcext:value-type="float">
            <text:p>280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681" calcext:value-type="float">
            <text:p>295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325" calcext:value-type="float">
            <text:p>214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707" calcext:value-type="float">
            <text:p>1887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158" calcext:value-type="float">
            <text:p>117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010" calcext:value-type="float">
            <text:p>108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224" calcext:value-type="float">
            <text:p>414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128" calcext:value-type="float">
            <text:p>204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536" calcext:value-type="float">
            <text:p>246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8825" calcext:value-type="float">
            <text:p>278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3727" calcext:value-type="float">
            <text:p>483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7033" calcext:value-type="float">
            <text:p>457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994" calcext:value-type="float">
            <text:p>255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9888" calcext:value-type="float">
            <text:p>239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430" calcext:value-type="float">
            <text:p>2944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009" calcext:value-type="float">
            <text:p>219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547" calcext:value-type="float">
            <text:p>115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613" calcext:value-type="float">
            <text:p>106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9152" calcext:value-type="float">
            <text:p>379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4966" calcext:value-type="float">
            <text:p>404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531" calcext:value-type="float">
            <text:p>330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010" calcext:value-type="float">
            <text:p>164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757" calcext:value-type="float">
            <text:p>376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850" calcext:value-type="float">
            <text:p>1698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956" calcext:value-type="float">
            <text:p>208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679" calcext:value-type="float">
            <text:p>129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955" calcext:value-type="float">
            <text:p>211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597" calcext:value-type="float">
            <text:p>465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845" calcext:value-type="float">
            <text:p>349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193" calcext:value-type="float">
            <text:p>174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43" calcext:value-type="float">
            <text:p>262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3717" calcext:value-type="float">
            <text:p>423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792" calcext:value-type="float">
            <text:p>287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277" calcext:value-type="float">
            <text:p>363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306" calcext:value-type="float">
            <text:p>346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594" calcext:value-type="float">
            <text:p>379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429" calcext:value-type="float">
            <text:p>11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820" calcext:value-type="float">
            <text:p>3728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141" calcext:value-type="float">
            <text:p>108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292" calcext:value-type="float">
            <text:p>443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458" calcext:value-type="float">
            <text:p>201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984" calcext:value-type="float">
            <text:p>155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065" calcext:value-type="float">
            <text:p>319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389" calcext:value-type="float">
            <text:p>409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7107" calcext:value-type="float">
            <text:p>457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986" calcext:value-type="float">
            <text:p>135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927" calcext:value-type="float">
            <text:p>445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928" calcext:value-type="float">
            <text:p>491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311" calcext:value-type="float">
            <text:p>109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893" calcext:value-type="float">
            <text:p>313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3394" calcext:value-type="float">
            <text:p>413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822" calcext:value-type="float">
            <text:p>154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212" calcext:value-type="float">
            <text:p>135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305" calcext:value-type="float">
            <text:p>100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8965" calcext:value-type="float">
            <text:p>488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624" calcext:value-type="float">
            <text:p>427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456" calcext:value-type="float">
            <text:p>321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113" calcext:value-type="float">
            <text:p>401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784" calcext:value-type="float">
            <text:p>108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5368" calcext:value-type="float">
            <text:p>265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874" calcext:value-type="float">
            <text:p>2508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3679" calcext:value-type="float">
            <text:p>383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914" calcext:value-type="float">
            <text:p>258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500" calcext:value-type="float">
            <text:p>3895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284" calcext:value-type="float">
            <text:p>420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511" calcext:value-type="float">
            <text:p>288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355" calcext:value-type="float">
            <text:p>181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197" calcext:value-type="float">
            <text:p>171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4722" calcext:value-type="float">
            <text:p>3647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244" calcext:value-type="float">
            <text:p>269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557" calcext:value-type="float">
            <text:p>153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245" calcext:value-type="float">
            <text:p>234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730" calcext:value-type="float">
            <text:p>2017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1644" calcext:value-type="float">
            <text:p>311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325" calcext:value-type="float">
            <text:p>454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374" calcext:value-type="float">
            <text:p>133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101" calcext:value-type="float">
            <text:p>401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319" calcext:value-type="float">
            <text:p>339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086" calcext:value-type="float">
            <text:p>207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578" calcext:value-type="float">
            <text:p>421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629" calcext:value-type="float">
            <text:p>300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968" calcext:value-type="float">
            <text:p>118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1820" calcext:value-type="float">
            <text:p>3918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506" calcext:value-type="float">
            <text:p>299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439" calcext:value-type="float">
            <text:p>116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942" calcext:value-type="float">
            <text:p>486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753" calcext:value-type="float">
            <text:p>3287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632" calcext:value-type="float">
            <text:p>138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761" calcext:value-type="float">
            <text:p>4027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914" calcext:value-type="float">
            <text:p>43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351" calcext:value-type="float">
            <text:p>287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76" calcext:value-type="float">
            <text:p>101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116" calcext:value-type="float">
            <text:p>494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380" calcext:value-type="float">
            <text:p>3503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657" calcext:value-type="float">
            <text:p>293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322" calcext:value-type="float">
            <text:p>215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217" calcext:value-type="float">
            <text:p>478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481" calcext:value-type="float">
            <text:p>418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3883" calcext:value-type="float">
            <text:p>353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478" calcext:value-type="float">
            <text:p>252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922" calcext:value-type="float">
            <text:p>298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4699" calcext:value-type="float">
            <text:p>3646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530" calcext:value-type="float">
            <text:p>1805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192" calcext:value-type="float">
            <text:p>413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454" calcext:value-type="float">
            <text:p>134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646" calcext:value-type="float">
            <text:p>160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376" calcext:value-type="float">
            <text:p>244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302" calcext:value-type="float">
            <text:p>421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616" calcext:value-type="float">
            <text:p>445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077" calcext:value-type="float">
            <text:p>154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3268" calcext:value-type="float">
            <text:p>383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40" calcext:value-type="float">
            <text:p>1058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142" calcext:value-type="float">
            <text:p>136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400" calcext:value-type="float">
            <text:p>3134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6056" calcext:value-type="float">
            <text:p>386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6648" calcext:value-type="float">
            <text:p>236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687" calcext:value-type="float">
            <text:p>123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455" calcext:value-type="float">
            <text:p>266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3898" calcext:value-type="float">
            <text:p>423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759" calcext:value-type="float">
            <text:p>145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132" calcext:value-type="float">
            <text:p>202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404" calcext:value-type="float">
            <text:p>345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4042" calcext:value-type="float">
            <text:p>494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436" calcext:value-type="float">
            <text:p>113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351" calcext:value-type="float">
            <text:p>147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712" calcext:value-type="float">
            <text:p>109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3724" calcext:value-type="float">
            <text:p>383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177" calcext:value-type="float">
            <text:p>307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3230" calcext:value-type="float">
            <text:p>293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253" calcext:value-type="float">
            <text:p>307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275" calcext:value-type="float">
            <text:p>235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274" calcext:value-type="float">
            <text:p>402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063" calcext:value-type="float">
            <text:p>330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295" calcext:value-type="float">
            <text:p>469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259" calcext:value-type="float">
            <text:p>102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203" calcext:value-type="float">
            <text:p>409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391" calcext:value-type="float">
            <text:p>453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290" calcext:value-type="float">
            <text:p>1992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331" calcext:value-type="float">
            <text:p>430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233" calcext:value-type="float">
            <text:p>275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8715" calcext:value-type="float">
            <text:p>398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727" calcext:value-type="float">
            <text:p>105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519" calcext:value-type="float">
            <text:p>194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328" calcext:value-type="float">
            <text:p>255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670" calcext:value-type="float">
            <text:p>4786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991" calcext:value-type="float">
            <text:p>378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256" calcext:value-type="float">
            <text:p>205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467" calcext:value-type="float">
            <text:p>138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48" calcext:value-type="float">
            <text:p>144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308" calcext:value-type="float">
            <text:p>389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3877" calcext:value-type="float">
            <text:p>413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441" calcext:value-type="float">
            <text:p>407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508" calcext:value-type="float">
            <text:p>375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987" calcext:value-type="float">
            <text:p>345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658" calcext:value-type="float">
            <text:p>295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999" calcext:value-type="float">
            <text:p>354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817" calcext:value-type="float">
            <text:p>117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287" calcext:value-type="float">
            <text:p>159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639" calcext:value-type="float">
            <text:p>277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605" calcext:value-type="float">
            <text:p>435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013" calcext:value-type="float">
            <text:p>191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944" calcext:value-type="float">
            <text:p>422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2187" calcext:value-type="float">
            <text:p>352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132" calcext:value-type="float">
            <text:p>372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472" calcext:value-type="float">
            <text:p>468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515" calcext:value-type="float">
            <text:p>243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843" calcext:value-type="float">
            <text:p>162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695" calcext:value-type="float">
            <text:p>397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68" calcext:value-type="float">
            <text:p>115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890" calcext:value-type="float">
            <text:p>1628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64" calcext:value-type="float">
            <text:p>192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094" calcext:value-type="float">
            <text:p>443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138" calcext:value-type="float">
            <text:p>188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135" calcext:value-type="float">
            <text:p>200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1127" calcext:value-type="float">
            <text:p>391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754" calcext:value-type="float">
            <text:p>4827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308" calcext:value-type="float">
            <text:p>159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8334" calcext:value-type="float">
            <text:p>338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3577" calcext:value-type="float">
            <text:p>393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745" calcext:value-type="float">
            <text:p>304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640" calcext:value-type="float">
            <text:p>159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532" calcext:value-type="float">
            <text:p>182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857" calcext:value-type="float">
            <text:p>190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738" calcext:value-type="float">
            <text:p>268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380" calcext:value-type="float">
            <text:p>1773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014" calcext:value-type="float">
            <text:p>392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059" calcext:value-type="float">
            <text:p>184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683" calcext:value-type="float">
            <text:p>105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694" calcext:value-type="float">
            <text:p>101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258" calcext:value-type="float">
            <text:p>110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128" calcext:value-type="float">
            <text:p>331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739" calcext:value-type="float">
            <text:p>124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917" calcext:value-type="float">
            <text:p>1569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309" calcext:value-type="float">
            <text:p>109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637" calcext:value-type="float">
            <text:p>403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944" calcext:value-type="float">
            <text:p>2739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01" calcext:value-type="float">
            <text:p>14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364" calcext:value-type="float">
            <text:p>18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23" calcext:value-type="float">
            <text:p>106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728" calcext:value-type="float">
            <text:p>307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857" calcext:value-type="float">
            <text:p>218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378" calcext:value-type="float">
            <text:p>23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89" calcext:value-type="float">
            <text:p>158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132" calcext:value-type="float">
            <text:p>16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423" calcext:value-type="float">
            <text:p>124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235" calcext:value-type="float">
            <text:p>22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867" calcext:value-type="float">
            <text:p>268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735" calcext:value-type="float">
            <text:p>29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107" calcext:value-type="float">
            <text:p>29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113" calcext:value-type="float">
            <text:p>32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759" calcext:value-type="float">
            <text:p>307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723" calcext:value-type="float">
            <text:p>157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466" calcext:value-type="float">
            <text:p>274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44" calcext:value-type="float">
            <text:p>162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409" calcext:value-type="float">
            <text:p>234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173" calcext:value-type="float">
            <text:p>121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86" calcext:value-type="float">
            <text:p>162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98" calcext:value-type="float">
            <text:p>195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474" calcext:value-type="float">
            <text:p>184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95" calcext:value-type="float">
            <text:p>112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39" calcext:value-type="float">
            <text:p>137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524" calcext:value-type="float">
            <text:p>325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593" calcext:value-type="float">
            <text:p>135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810" calcext:value-type="float">
            <text:p>268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260" calcext:value-type="float">
            <text:p>22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322" calcext:value-type="float">
            <text:p>283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25" calcext:value-type="float">
            <text:p>13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711" calcext:value-type="float">
            <text:p>307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602" calcext:value-type="float">
            <text:p>23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763" calcext:value-type="float">
            <text:p>317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39" calcext:value-type="float">
            <text:p>28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398" calcext:value-type="float">
            <text:p>27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89" calcext:value-type="float">
            <text:p>300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645" calcext:value-type="float">
            <text:p>18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62" calcext:value-type="float">
            <text:p>136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583" calcext:value-type="float">
            <text:p>115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460" calcext:value-type="float">
            <text:p>214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51" calcext:value-type="float">
            <text:p>215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92" calcext:value-type="float">
            <text:p>165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773" calcext:value-type="float">
            <text:p>257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385" calcext:value-type="float">
            <text:p>153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01" calcext:value-type="float">
            <text:p>23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678" calcext:value-type="float">
            <text:p>296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18" calcext:value-type="float">
            <text:p>114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980" calcext:value-type="float">
            <text:p>209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93" calcext:value-type="float">
            <text:p>134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07" calcext:value-type="float">
            <text:p>187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37" calcext:value-type="float">
            <text:p>134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436" calcext:value-type="float">
            <text:p>20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493" calcext:value-type="float">
            <text:p>164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024" calcext:value-type="float">
            <text:p>320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47" calcext:value-type="float">
            <text:p>303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46" calcext:value-type="float">
            <text:p>203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63" calcext:value-type="float">
            <text:p>180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754" calcext:value-type="float">
            <text:p>237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360" calcext:value-type="float">
            <text:p>25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224" calcext:value-type="float">
            <text:p>31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71" calcext:value-type="float">
            <text:p>109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57" calcext:value-type="float">
            <text:p>14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468" calcext:value-type="float">
            <text:p>194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88" calcext:value-type="float">
            <text:p>172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349" calcext:value-type="float">
            <text:p>293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552" calcext:value-type="float">
            <text:p>30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344" calcext:value-type="float">
            <text:p>32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904" calcext:value-type="float">
            <text:p>159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442" calcext:value-type="float">
            <text:p>174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357" calcext:value-type="float">
            <text:p>193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716" calcext:value-type="float">
            <text:p>247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558" calcext:value-type="float">
            <text:p>295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791" calcext:value-type="float">
            <text:p>177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271" calcext:value-type="float">
            <text:p>282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118" calcext:value-type="float">
            <text:p>21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463" calcext:value-type="float">
            <text:p>304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20" calcext:value-type="float">
            <text:p>285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845" calcext:value-type="float">
            <text:p>188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38" calcext:value-type="float">
            <text:p>16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12" calcext:value-type="float">
            <text:p>118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43" calcext:value-type="float">
            <text:p>146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907" calcext:value-type="float">
            <text:p>289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674" calcext:value-type="float">
            <text:p>316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562" calcext:value-type="float">
            <text:p>215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040" calcext:value-type="float">
            <text:p>290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490" calcext:value-type="float">
            <text:p>284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79" calcext:value-type="float">
            <text:p>154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340" calcext:value-type="float">
            <text:p>323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69" calcext:value-type="float">
            <text:p>275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735" calcext:value-type="float">
            <text:p>23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899" calcext:value-type="float">
            <text:p>238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805" calcext:value-type="float">
            <text:p>268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66" calcext:value-type="float">
            <text:p>280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286" calcext:value-type="float">
            <text:p>302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363" calcext:value-type="float">
            <text:p>213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145" calcext:value-type="float">
            <text:p>25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968" calcext:value-type="float">
            <text:p>289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42" calcext:value-type="float">
            <text:p>200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177" calcext:value-type="float">
            <text:p>251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198" calcext:value-type="float">
            <text:p>311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665" calcext:value-type="float">
            <text:p>316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86" calcext:value-type="float">
            <text:p>106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625" calcext:value-type="float">
            <text:p>30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552" calcext:value-type="float">
            <text:p>27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62" calcext:value-type="float">
            <text:p>149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942" calcext:value-type="float">
            <text:p>27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585" calcext:value-type="float">
            <text:p>175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385" calcext:value-type="float">
            <text:p>233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48" calcext:value-type="float">
            <text:p>179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907" calcext:value-type="float">
            <text:p>129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09" calcext:value-type="float">
            <text:p>111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188" calcext:value-type="float">
            <text:p>311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083" calcext:value-type="float">
            <text:p>240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60" calcext:value-type="float">
            <text:p>159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42" calcext:value-type="float">
            <text:p>108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397" calcext:value-type="float">
            <text:p>293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663" calcext:value-type="float">
            <text:p>29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119" calcext:value-type="float">
            <text:p>29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464" calcext:value-type="float">
            <text:p>28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348" calcext:value-type="float">
            <text:p>32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314" calcext:value-type="float">
            <text:p>293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803" calcext:value-type="float">
            <text:p>298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120" calcext:value-type="float">
            <text:p>121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326" calcext:value-type="float">
            <text:p>323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138" calcext:value-type="float">
            <text:p>32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04" calcext:value-type="float">
            <text:p>12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69" calcext:value-type="float">
            <text:p>108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474" calcext:value-type="float">
            <text:p>294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401" calcext:value-type="float">
            <text:p>30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843" calcext:value-type="float">
            <text:p>21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67" calcext:value-type="float">
            <text:p>32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61" calcext:value-type="float">
            <text:p>11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29" calcext:value-type="float">
            <text:p>165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423" calcext:value-type="float">
            <text:p>124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81" calcext:value-type="float">
            <text:p>326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810" calcext:value-type="float">
            <text:p>268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333" calcext:value-type="float">
            <text:p>28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80" calcext:value-type="float">
            <text:p>117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4" calcext:value-type="float">
            <text:p>154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197" calcext:value-type="float">
            <text:p>291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106" calcext:value-type="float">
            <text:p>131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66" calcext:value-type="float">
            <text:p>123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415" calcext:value-type="float">
            <text:p>284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11" calcext:value-type="float">
            <text:p>19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95" calcext:value-type="float">
            <text:p>152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43" calcext:value-type="float">
            <text:p>26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509" calcext:value-type="float">
            <text:p>325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870" calcext:value-type="float">
            <text:p>208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77" calcext:value-type="float">
            <text:p>264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739" calcext:value-type="float">
            <text:p>32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972" calcext:value-type="float">
            <text:p>279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359" calcext:value-type="float">
            <text:p>233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450" calcext:value-type="float">
            <text:p>184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329" calcext:value-type="float">
            <text:p>223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892" calcext:value-type="float">
            <text:p>15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612" calcext:value-type="float">
            <text:p>26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184" calcext:value-type="float">
            <text:p>25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688" calcext:value-type="float">
            <text:p>276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475" calcext:value-type="float">
            <text:p>174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745" calcext:value-type="float">
            <text:p>23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933" calcext:value-type="float">
            <text:p>239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445" calcext:value-type="float">
            <text:p>164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09" calcext:value-type="float">
            <text:p>10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259" calcext:value-type="float">
            <text:p>262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615" calcext:value-type="float">
            <text:p>27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66" calcext:value-type="float">
            <text:p>202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50" calcext:value-type="float">
            <text:p>32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751" calcext:value-type="float">
            <text:p>21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41" calcext:value-type="float">
            <text:p>165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161" calcext:value-type="float">
            <text:p>29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016" calcext:value-type="float">
            <text:p>19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489" calcext:value-type="float">
            <text:p>254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571" calcext:value-type="float">
            <text:p>28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813" calcext:value-type="float">
            <text:p>318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854" calcext:value-type="float">
            <text:p>178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608" calcext:value-type="float">
            <text:p>2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222" calcext:value-type="float">
            <text:p>21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598" calcext:value-type="float">
            <text:p>315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279" calcext:value-type="float">
            <text:p>23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604" calcext:value-type="float">
            <text:p>226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861" calcext:value-type="float">
            <text:p>258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940" calcext:value-type="float">
            <text:p>289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19" calcext:value-type="float">
            <text:p>187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739" calcext:value-type="float">
            <text:p>177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672" calcext:value-type="float">
            <text:p>316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402" calcext:value-type="float">
            <text:p>254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941" calcext:value-type="float">
            <text:p>279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401" calcext:value-type="float">
            <text:p>284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263" calcext:value-type="float">
            <text:p>312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116" calcext:value-type="float">
            <text:p>24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19" calcext:value-type="float">
            <text:p>283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35" calcext:value-type="float">
            <text:p>195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327" calcext:value-type="float">
            <text:p>313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759" calcext:value-type="float">
            <text:p>207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749" calcext:value-type="float">
            <text:p>127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19" calcext:value-type="float">
            <text:p>134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975" calcext:value-type="float">
            <text:p>139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614" calcext:value-type="float">
            <text:p>15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514" calcext:value-type="float">
            <text:p>175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218" calcext:value-type="float">
            <text:p>172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358" calcext:value-type="float">
            <text:p>233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492" calcext:value-type="float">
            <text:p>284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23" calcext:value-type="float">
            <text:p>102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450" calcext:value-type="float">
            <text:p>274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671" calcext:value-type="float">
            <text:p>216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36" calcext:value-type="float">
            <text:p>26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16" calcext:value-type="float">
            <text:p>103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82" calcext:value-type="float">
            <text:p>125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592" calcext:value-type="float">
            <text:p>32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959" calcext:value-type="float">
            <text:p>30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965" calcext:value-type="float">
            <text:p>239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406" calcext:value-type="float">
            <text:p>284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585" calcext:value-type="float">
            <text:p>155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999" calcext:value-type="float">
            <text:p>25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860" calcext:value-type="float">
            <text:p>328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74" calcext:value-type="float">
            <text:p>169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838" calcext:value-type="float">
            <text:p>328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245" calcext:value-type="float">
            <text:p>24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054" calcext:value-type="float">
            <text:p>220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77" calcext:value-type="float">
            <text:p>106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701" calcext:value-type="float">
            <text:p>30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441" calcext:value-type="float">
            <text:p>194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190" calcext:value-type="float">
            <text:p>181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793" calcext:value-type="float">
            <text:p>267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992" calcext:value-type="float">
            <text:p>31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425" calcext:value-type="float">
            <text:p>294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557" calcext:value-type="float">
            <text:p>135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70" calcext:value-type="float">
            <text:p>140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428" calcext:value-type="float">
            <text:p>31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9:57:40.338110853</meta:creation-date>
    <dc:date>2019-04-24T19:58:05.825474726</dc:date>
    <meta:editing-duration>PT25S</meta:editing-duration>
    <meta:editing-cycles>1</meta:editing-cycles>
    <meta:document-statistic meta:table-count="1" meta:cell-count="1000" meta:object-count="0"/>
    <meta:generator>LibreOffice/6.2.2.2$Linux_X86_64 LibreOffice_project/20$Build-2</meta:generator>
  </office:meta>
</office:document-meta>
</file>